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T1" style:family="text">
      <style:text-properties fo:color="#009933"/>
    </style:style>
    <style:style style:name="T2" style:family="text">
      <style:text-properties fo:color="#00cc33"/>
    </style:style>
    <style:style style:name="T3" style:family="text">
      <style:text-properties fo:color="#800000"/>
    </style:style>
    <style:style style:name="T4" style:family="text">
      <style:text-properties fo:color="#800000" fo:font-style="normal" style:font-style-asian="normal" style:font-style-complex="normal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fo:font-style="normal" style:font-name-asian="Consolas" style:font-size-asian="9.5pt" style:font-style-asian="normal" style:font-name-complex="Consolas" style:font-size-complex="9.5pt" style:font-style-complex="normal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:</text:p>
      <text:p text:style-name="P1"/>
      <text:p text:style-name="P1"/>
      <text:p text:style-name="P1"/>
      <text:p text:style-name="P2"/>
      <text:list xml:id="list3916954104892447955" text:style-name="L1">
        <text:list-item>
          <text:p text:style-name="P4">Verification à l'inscription : <text:span text:style-name="T1">[ 0% ]</text:span></text:p>
          <text:list>
            <text:list-item>
              <text:p text:style-name="P4">L'email n'est pas déjà utilisé | <text:s text:c="37"/><text:span text:style-name="T3">AvailableUserMail</text:span></text:p>
            </text:list-item>
            <text:list-item>
              <text:p text:style-name="P4">Le mot de passe respecte les conditions ( 6 caractères minimum ) | <text:span text:style-name="T3">PasswordSecurityCheck</text:span> </text:p>
            </text:list-item>
            <text:list-item>
              <text:p text:style-name="P4">Date de naissance inférieur à la date du jour et supérieur la du jour moins 100</text:p>
            </text:list-item>
            <text:list-item>
              <text:p text:style-name="P5"><text:span text:style-name="T7">Le nom et le prénom ne contienent pas de chiffre et/ou de caractères spéciaux | <text:s text:c="99"/></text:span><text:span text:style-name="T4">StringUserSecurityCheck</text:span></text:p>
            </text:list-item>
            <text:list-item>
              <text:p text:style-name="P4">Le site web est contient bien les informations suivante</text:p>
              <text:list>
                <text:list-item>
                  <text:p text:style-name="P4"><text:a xlink:type="simple" xlink:href="http://www/">http://www</text:a>. <text:s text:c="91"/><text:span text:style-name="T3">URLSecurityCheck</text:span></text:p>
                </text:list-item>
              </text:list>
            </text:list-item>
          </text:list>
        </text:list-item>
      </text:list>
      <text:p text:style-name="P3"/>
      <text:list xml:id="list37495802" text:continue-numbering="true" text:style-name="L1">
        <text:list-item>
          <text:p text:style-name="P4">Suppression d'un utilisateur : <text:span text:style-name="T1">[ 0% ]</text:span></text:p>
          <text:list>
            <text:list-item>
              <text:p text:style-name="P4">Verification de la synthaxe de l'email</text:p>
            </text:list-item>
          </text:list>
        </text:list-item>
      </text:list>
      <text:p text:style-name="P3"/>
      <text:list xml:id="list37506264" text:continue-numbering="true" text:style-name="L1">
        <text:list-item>
          <text:p text:style-name="P4">Verification à l'ajout d'une société :<text:span text:style-name="T2"> </text:span><text:span text:style-name="T1">[ 0% ]</text:span></text:p>
        </text:list-item>
      </text:list>
      <text:p text:style-name="P3"/>
      <text:list xml:id="list37484347" text:continue-numbering="true" text:style-name="L1">
        <text:list-item>
          <text:p text:style-name="P4">Suppression d'une société :<text:span text:style-name="T2"> </text:span><text:span text:style-name="T1">[ 0% 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51S</meta:editing-duration>
    <meta:editing-cycles>9</meta:editing-cycles>
    <meta:generator>OpenOffice/4.0.1$Win32 OpenOffice.org_project/401m5$Build-9714</meta:generator>
    <dc:date>2014-05-24T17:33:55.13</dc:date>
    <meta:document-statistic meta:table-count="0" meta:image-count="0" meta:object-count="0" meta:page-count="1" meta:paragraph-count="12" meta:word-count="114" meta:character-count="840"/>
    <meta:user-defined meta:name="Info 1"/>
    <meta:user-defined meta:name="Info 2"/>
    <meta:user-defined meta:name="Info 3"/>
    <meta:user-defined meta:name="Info 4"/>
  </office:meta>
</office:document-meta>
</file>